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2.797cm" svg:y1="2.312cm" svg:x2="12.763cm" svg:y2="2.37cm">
          <text:p/>
        </draw:line>
        <draw:path draw:style-name="gr1" draw:layer="layout" svg:width="1.26cm" svg:height="9.405cm" svg:x="11.522cm" svg:y="2.369cm" svg:viewBox="0 0 1261 9406" svg:d="M1242 0l-491 978M751 978l-374 1028M377 2006l-251 1065M126 3071l-126 1088M0 4159l2 1094M2 5253l130 1086M132 6339l256 1064M388 7403l378 1028M766 8431l495 975">
          <text:p/>
        </draw:path>
        <draw:line draw:style-name="gr1" draw:layer="layout" svg:x1="12.782cm" svg:y1="11.775cm" svg:x2="12.797cm" svg:y2="11.8cm">
          <text:p/>
        </draw:line>
        <draw:line draw:style-name="gr1" draw:layer="layout" svg:x1="12.763cm" svg:y1="2.369cm" svg:x2="12.829cm" svg:y2="2.369cm">
          <text:p/>
        </draw:line>
        <draw:line draw:style-name="gr1" draw:layer="layout" svg:x1="1.282cm" svg:y1="2.369cm" svg:x2="12.764cm" svg:y2="2.369cm">
          <text:p/>
        </draw:line>
        <draw:line draw:style-name="gr1" draw:layer="layout" svg:x1="12.782cm" svg:y1="11.775cm" svg:x2="12.81cm" svg:y2="11.775cm">
          <text:p/>
        </draw:line>
        <draw:line draw:style-name="gr1" draw:layer="layout" svg:x1="1.301cm" svg:y1="11.775cm" svg:x2="12.783cm" svg:y2="11.775cm">
          <text:p/>
        </draw:line>
        <draw:line draw:style-name="gr1" draw:layer="layout" svg:x1="12.796cm" svg:y1="11.8cm" svg:x2="12.811cm" svg:y2="11.775cm">
          <text:p/>
        </draw:line>
        <draw:line draw:style-name="gr1" draw:layer="layout" svg:x1="12.83cm" svg:y1="2.37cm" svg:x2="12.796cm" svg:y2="2.312cm">
          <text:p/>
        </draw:line>
        <draw:path draw:style-name="gr1" draw:layer="layout" svg:width="1.26cm" svg:height="9.405cm" svg:x="12.81cm" svg:y="2.369cm" svg:viewBox="0 0 1261 9406" svg:d="M0 9406l495-975M495 8431l378-1028M873 7403l256-1064M1129 6339l130-1086M1259 5253l2-1094M1261 4159l-126-1088M1135 3071l-251-1065M884 2006l-374-1028M510 978l-491-978">
          <text:p/>
        </draw:path>
        <draw:path draw:style-name="gr1" draw:layer="layout" svg:width="1.26cm" svg:height="9.405cm" svg:x="0.041cm" svg:y="2.369cm" svg:viewBox="0 0 1261 9406" svg:d="M1242 0l-491 978M751 978l-374 1028M377 2006l-252 1065M125 3071l-125 1088M0 4159l2 1094M2 5253l130 1086M132 6339l256 1064M388 7403l377 1028M765 8431l496 97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"/>
    <meta:generator>LibreOffice/4.3.3.2$Linux_x86 LibreOffice_project/430m0$Build-2</meta:generator>
  </office:meta>
</office:document-meta>
</file>